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rsid="001a3522" officeooo:paragraph-rsid="001a352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[root@oc2685343477 ansible]$ ansible-playbook policy_windows_control_panel_policy.yml</text:p>
      <text:p text:style-name="P1"/>
      <text:p text:style-name="P1">PLAY [win] *************************************************************************************************************************************************************************************************</text:p>
      <text:p text:style-name="P1"/>
      <text:p text:style-name="P1">TASK [Gathering Facts] *************************************************************************************************************************************************************************************</text:p>
      <text:p text:style-name="P1">ok: [9.37.141.147]</text:p>
      <text:p text:style-name="P1"/>
      <text:p text:style-name="P1">TASK [ansible_role_policy_windows_control_panel_policy : Get Operating Systerm version information] ********************************************************************************************************</text:p>
      <text:p text:style-name="P1">changed: [9.37.141.147]</text:p>
      <text:p text:style-name="P1"/>
      <text:p text:style-name="P1">TASK [ansible_role_policy_windows_control_panel_policy : set output variable] ******************************************************************************************************************************</text:p>
      <text:p text:style-name="P1">ok: [9.37.141.147]</text:p>
      <text:p text:style-name="P1"/>
      <text:p text:style-name="P1">TASK [ansible_role_policy_windows_control_panel_policy : Check and ensure server is a windows 2016 server] *************************************************************************************************</text:p>
      <text:p text:style-name="P1">skipping: [9.37.141.147]</text:p>
      <text:p text:style-name="P1"/>
      <text:p text:style-name="P1">TASK [ansible_role_policy_windows_control_panel_policy : debug] ********************************************************************************************************************************************</text:p>
      <text:p text:style-name="P1">ok: [9.37.141.147] =&gt; {</text:p>
      <text:p text:style-name="P1"><text:s text:c="4"/>"msg": "This server IS a windows 2016 server: Microsoft Windows Server 2016 Standard|C:\\Windows|\\Device\\Harddisk0\\Partition2"</text:p>
      <text:p text:style-name="P1">}</text:p>
      <text:p text:style-name="P1"/>
      <text:p text:style-name="P1">TASK [ansible_role_policy_windows_control_panel_policy : 18.1.1.1 (L1)'Prevent enabling lock screen camera' is set to 'Enabled'] ***************************************************************************</text:p>
      <text:p text:style-name="P1">included: /etc/ansible/roles/ansible_role_policy_windows_control_panel_policy/tasks/win_check.yml for 9.37.141.147</text:p>
      <text:p text:style-name="P1"/>
      <text:p text:style-name="P1">TASK [ansible_role_policy_windows_control_panel_policy : Shell Check] **************************************************************************************************************************************</text:p>
      <text:p text:style-name="P1">changed: [9.37.141.147]</text:p>
      <text:p text:style-name="P1"/>
      <text:p text:style-name="P1"><text:soft-page-break/>TASK [ansible_role_policy_windows_control_panel_policy : Set output variable] ******************************************************************************************************************************</text:p>
      <text:p text:style-name="P1">ok: [9.37.141.147]</text:p>
      <text:p text:style-name="P1"/>
      <text:p text:style-name="P1">TASK [ansible_role_policy_windows_control_panel_policy : include] ******************************************************************************************************************************************</text:p>
      <text:p text:style-name="P1">included: /etc/ansible/roles/ansible_role_policy_windows_control_panel_policy/tasks/debug_block.yml for 9.37.141.147</text:p>
      <text:p text:style-name="P1"/>
      <text:p text:style-name="P1">TASK [ansible_role_policy_windows_control_panel_policy : debug] ********************************************************************************************************************************************</text:p>
      <text:p text:style-name="P1">skipping: [9.37.141.147]</text:p>
      <text:p text:style-name="P1"/>
      <text:p text:style-name="P1">TASK [ansible_role_policy_windows_control_panel_policy : debug] ********************************************************************************************************************************************</text:p>
      <text:p text:style-name="P1">ok: [9.37.141.147] =&gt; {</text:p>
      <text:p text:style-name="P1"><text:s text:c="4"/>"msg": [</text:p>
      <text:p text:style-name="P1"><text:s text:c="8"/>"The NoLockScreenCamera setting (18.1.1.1) is Compliant:", </text:p>
      <text:p text:style-name="P1"><text:s text:c="8"/>"1", </text:p>
      <text:p text:style-name="P1"><text:s text:c="8"/>"It matches the following CIS value:", </text:p>
      <text:p text:style-name="P1"><text:s text:c="8"/>"1"</text:p>
      <text:p text:style-name="P1"><text:s text:c="4"/>]</text:p>
      <text:p text:style-name="P1">}</text:p>
      <text:p text:style-name="P1"/>
      <text:p text:style-name="P1">TASK [ansible_role_policy_windows_control_panel_policy : Shell Update] *************************************************************************************************************************************</text:p>
      <text:p text:style-name="P1">skipping: [9.37.141.147]</text:p>
      <text:p text:style-name="P1"/>
      <text:p text:style-name="P1">TASK [ansible_role_policy_windows_control_panel_policy : Shell Recheck] ************************************************************************************************************************************</text:p>
      <text:p text:style-name="P1">skipping: [9.37.141.147]</text:p>
      <text:p text:style-name="P1"/>
      <text:p text:style-name="P1">TASK [ansible_role_policy_windows_control_panel_policy : Set output variable] ******************************************************************************************************************************</text:p>
      <text:p text:style-name="P1">skipping: [9.37.141.147]</text:p>
      <text:p text:style-name="P1"/>
      <text:p text:style-name="P1">TASK [ansible_role_policy_windows_control_panel_policy : include] ******************************************************************************************************************************************</text:p>
      <text:p text:style-name="P1">skipping: [9.37.141.147]</text:p>
      <text:p text:style-name="P1"/>
      <text:p text:style-name="P1"><text:soft-page-break/>TASK [ansible_role_policy_windows_control_panel_policy : 18.1.1.2 (L1)'Prevent enabling lock screen slide show'set to 'Enabled'] ***************************************************************************</text:p>
      <text:p text:style-name="P1">included: /etc/ansible/roles/ansible_role_policy_windows_control_panel_policy/tasks/win_check.yml for 9.37.141.147</text:p>
      <text:p text:style-name="P1"/>
      <text:p text:style-name="P1">TASK [ansible_role_policy_windows_control_panel_policy : Shell Check] **************************************************************************************************************************************</text:p>
      <text:p text:style-name="P1">changed: [9.37.141.147]</text:p>
      <text:p text:style-name="P1"/>
      <text:p text:style-name="P1">TASK [ansible_role_policy_windows_control_panel_policy : Set output variable] ******************************************************************************************************************************</text:p>
      <text:p text:style-name="P1">ok: [9.37.141.147]</text:p>
      <text:p text:style-name="P1"/>
      <text:p text:style-name="P1">TASK [ansible_role_policy_windows_control_panel_policy : include] ******************************************************************************************************************************************</text:p>
      <text:p text:style-name="P1">included: /etc/ansible/roles/ansible_role_policy_windows_control_panel_policy/tasks/debug_block.yml for 9.37.141.147</text:p>
      <text:p text:style-name="P1"/>
      <text:p text:style-name="P1">TASK [ansible_role_policy_windows_control_panel_policy : debug] ********************************************************************************************************************************************</text:p>
      <text:p text:style-name="P1">skipping: [9.37.141.147]</text:p>
      <text:p text:style-name="P1"/>
      <text:p text:style-name="P1">TASK [ansible_role_policy_windows_control_panel_policy : debug] ********************************************************************************************************************************************</text:p>
      <text:p text:style-name="P1">ok: [9.37.141.147] =&gt; {</text:p>
      <text:p text:style-name="P1"><text:s text:c="4"/>"msg": [</text:p>
      <text:p text:style-name="P1"><text:s text:c="8"/>"The NoLockScreenSlideshow setting (18.1.1.2) is Compliant:", </text:p>
      <text:p text:style-name="P1"><text:s text:c="8"/>"1", </text:p>
      <text:p text:style-name="P1"><text:s text:c="8"/>"It matches the following CIS value:", </text:p>
      <text:p text:style-name="P1"><text:s text:c="8"/>"1"</text:p>
      <text:p text:style-name="P1"><text:s text:c="4"/>]</text:p>
      <text:p text:style-name="P1">}</text:p>
      <text:p text:style-name="P1"/>
      <text:p text:style-name="P1">TASK [ansible_role_policy_windows_control_panel_policy : Shell Update] *************************************************************************************************************************************</text:p>
      <text:p text:style-name="P1">skipping: [9.37.141.147]</text:p>
      <text:p text:style-name="P1"/>
      <text:p text:style-name="P1">TASK [ansible_role_policy_windows_control_panel_policy : Shell Recheck] ************************************************************************************************************************************</text:p>
      <text:p text:style-name="P1">skipping: [9.37.141.147]</text:p>
      <text:p text:style-name="P1"/>
      <text:p text:style-name="P1"><text:soft-page-break/>TASK [ansible_role_policy_windows_control_panel_policy : Set output variable] ******************************************************************************************************************************</text:p>
      <text:p text:style-name="P1">skipping: [9.37.141.147]</text:p>
      <text:p text:style-name="P1"/>
      <text:p text:style-name="P1">TASK [ansible_role_policy_windows_control_panel_policy : include] ******************************************************************************************************************************************</text:p>
      <text:p text:style-name="P1">skipping: [9.37.141.147]</text:p>
      <text:p text:style-name="P1"/>
      <text:p text:style-name="P1">TASK [ansible_role_policy_windows_control_panel_policy : 18.1.2.1 (L1) 'Allow Input Personalization' is set to 'Disabled'] *********************************************************************************</text:p>
      <text:p text:style-name="P1">included: /etc/ansible/roles/ansible_role_policy_windows_control_panel_policy/tasks/win_check.yml for 9.37.141.147</text:p>
      <text:p text:style-name="P1"/>
      <text:p text:style-name="P1">TASK [ansible_role_policy_windows_control_panel_policy : Shell Check] **************************************************************************************************************************************</text:p>
      <text:p text:style-name="P1">changed: [9.37.141.147]</text:p>
      <text:p text:style-name="P1"/>
      <text:p text:style-name="P1">TASK [ansible_role_policy_windows_control_panel_policy : Set output variable] ******************************************************************************************************************************</text:p>
      <text:p text:style-name="P1">ok: [9.37.141.147]</text:p>
      <text:p text:style-name="P1"/>
      <text:p text:style-name="P1">TASK [ansible_role_policy_windows_control_panel_policy : include] ******************************************************************************************************************************************</text:p>
      <text:p text:style-name="P1">included: /etc/ansible/roles/ansible_role_policy_windows_control_panel_policy/tasks/debug_block.yml for 9.37.141.147</text:p>
      <text:p text:style-name="P1"/>
      <text:p text:style-name="P1">TASK [ansible_role_policy_windows_control_panel_policy : debug] ********************************************************************************************************************************************</text:p>
      <text:p text:style-name="P1">skipping: [9.37.141.147]</text:p>
      <text:p text:style-name="P1"/>
      <text:p text:style-name="P1">TASK [ansible_role_policy_windows_control_panel_policy : debug] ********************************************************************************************************************************************</text:p>
      <text:p text:style-name="P1">ok: [9.37.141.147] =&gt; {</text:p>
      <text:p text:style-name="P1"><text:s text:c="4"/>"msg": [</text:p>
      <text:p text:style-name="P1"><text:s text:c="8"/>"The AllowInputPersonalization setting (18.1.2.1) is Compliant:", </text:p>
      <text:p text:style-name="P1"><text:s text:c="8"/>"0", </text:p>
      <text:p text:style-name="P1"><text:s text:c="8"/>"It matches the following CIS value:", </text:p>
      <text:p text:style-name="P1"><text:s text:c="8"/>"0"</text:p>
      <text:p text:style-name="P1"><text:s text:c="4"/>]</text:p>
      <text:p text:style-name="P1">}</text:p>
      <text:p text:style-name="P1"/>
      <text:p text:style-name="P1"><text:soft-page-break/>TASK [ansible_role_policy_windows_control_panel_policy : Shell Update] *************************************************************************************************************************************</text:p>
      <text:p text:style-name="P1">skipping: [9.37.141.147]</text:p>
      <text:p text:style-name="P1"/>
      <text:p text:style-name="P1">TASK [ansible_role_policy_windows_control_panel_policy : Shell Recheck] ************************************************************************************************************************************</text:p>
      <text:p text:style-name="P1">skipping: [9.37.141.147]</text:p>
      <text:p text:style-name="P1"/>
      <text:p text:style-name="P1">TASK [ansible_role_policy_windows_control_panel_policy : Set output variable] ******************************************************************************************************************************</text:p>
      <text:p text:style-name="P1">skipping: [9.37.141.147]</text:p>
      <text:p text:style-name="P1"/>
      <text:p text:style-name="P1">TASK [ansible_role_policy_windows_control_panel_policy : include] ******************************************************************************************************************************************</text:p>
      <text:p text:style-name="P1">skipping: [9.37.141.147]</text:p>
      <text:p text:style-name="P1"/>
      <text:p text:style-name="P1">TASK [ansible_role_policy_windows_control_panel_policy : 19.1.3.1 (L1) 'Enable screen saver' is set to 'Enabled' (Scored)] *********************************************************************************</text:p>
      <text:p text:style-name="P1">included: /etc/ansible/roles/ansible_role_policy_windows_control_panel_policy/tasks/win_check.yml for 9.37.141.147</text:p>
      <text:p text:style-name="P1"/>
      <text:p text:style-name="P1">TASK [ansible_role_policy_windows_control_panel_policy : Shell Check] **************************************************************************************************************************************</text:p>
      <text:p text:style-name="P1">changed: [9.37.141.147]</text:p>
      <text:p text:style-name="P1"/>
      <text:p text:style-name="P1">TASK [ansible_role_policy_windows_control_panel_policy : Set output variable] ******************************************************************************************************************************</text:p>
      <text:p text:style-name="P1">ok: [9.37.141.147]</text:p>
      <text:p text:style-name="P1"/>
      <text:p text:style-name="P1">TASK [ansible_role_policy_windows_control_panel_policy : include] ******************************************************************************************************************************************</text:p>
      <text:p text:style-name="P1">included: /etc/ansible/roles/ansible_role_policy_windows_control_panel_policy/tasks/debug_block.yml for 9.37.141.147</text:p>
      <text:p text:style-name="P1"/>
      <text:p text:style-name="P1">TASK [ansible_role_policy_windows_control_panel_policy : debug] ********************************************************************************************************************************************</text:p>
      <text:p text:style-name="P1">skipping: [9.37.141.147]</text:p>
      <text:p text:style-name="P1"/>
      <text:p text:style-name="P1"><text:soft-page-break/>TASK [ansible_role_policy_windows_control_panel_policy : debug] ********************************************************************************************************************************************</text:p>
      <text:p text:style-name="P1">ok: [9.37.141.147] =&gt; {</text:p>
      <text:p text:style-name="P1"><text:s text:c="4"/>"msg": [</text:p>
      <text:p text:style-name="P1"><text:s text:c="8"/>"The ScreenSaveActive setting (19.1.3.1) is Compliant:", </text:p>
      <text:p text:style-name="P1"><text:s text:c="8"/>"1", </text:p>
      <text:p text:style-name="P1"><text:s text:c="8"/>"It matches the following CIS value:", </text:p>
      <text:p text:style-name="P1"><text:s text:c="8"/>"1"</text:p>
      <text:p text:style-name="P1"><text:s text:c="4"/>]</text:p>
      <text:p text:style-name="P1">}</text:p>
      <text:p text:style-name="P1"/>
      <text:p text:style-name="P1">TASK [ansible_role_policy_windows_control_panel_policy : Shell Update] *************************************************************************************************************************************</text:p>
      <text:p text:style-name="P1">skipping: [9.37.141.147]</text:p>
      <text:p text:style-name="P1"/>
      <text:p text:style-name="P1">TASK [ansible_role_policy_windows_control_panel_policy : Shell Recheck] ************************************************************************************************************************************</text:p>
      <text:p text:style-name="P1">skipping: [9.37.141.147]</text:p>
      <text:p text:style-name="P1"/>
      <text:p text:style-name="P1">TASK [ansible_role_policy_windows_control_panel_policy : Set output variable] ******************************************************************************************************************************</text:p>
      <text:p text:style-name="P1">skipping: [9.37.141.147]</text:p>
      <text:p text:style-name="P1"/>
      <text:p text:style-name="P1">TASK [ansible_role_policy_windows_control_panel_policy : include] ******************************************************************************************************************************************</text:p>
      <text:p text:style-name="P1">skipping: [9.37.141.147]</text:p>
      <text:p text:style-name="P1"/>
      <text:p text:style-name="P1">TASK [ansible_role_policy_windows_control_panel_policy : 19.1.3.2 (L1) 'Force specific screen saver:' - 'Enabled: scrnsave.scr'] ***************************************************************************</text:p>
      <text:p text:style-name="P1">included: /etc/ansible/roles/ansible_role_policy_windows_control_panel_policy/tasks/win_check.yml for 9.37.141.147</text:p>
      <text:p text:style-name="P1"/>
      <text:p text:style-name="P1">TASK [ansible_role_policy_windows_control_panel_policy : Shell Check] **************************************************************************************************************************************</text:p>
      <text:p text:style-name="P1">changed: [9.37.141.147]</text:p>
      <text:p text:style-name="P1"/>
      <text:p text:style-name="P1">TASK [ansible_role_policy_windows_control_panel_policy : Set output variable] ******************************************************************************************************************************</text:p>
      <text:p text:style-name="P1">ok: [9.37.141.147]</text:p>
      <text:p text:style-name="P1"/>
      <text:p text:style-name="P1"><text:soft-page-break/>TASK [ansible_role_policy_windows_control_panel_policy : include] ******************************************************************************************************************************************</text:p>
      <text:p text:style-name="P1">included: /etc/ansible/roles/ansible_role_policy_windows_control_panel_policy/tasks/debug_block.yml for 9.37.141.147</text:p>
      <text:p text:style-name="P1"/>
      <text:p text:style-name="P1">TASK [ansible_role_policy_windows_control_panel_policy : debug] ********************************************************************************************************************************************</text:p>
      <text:p text:style-name="P1">skipping: [9.37.141.147]</text:p>
      <text:p text:style-name="P1"/>
      <text:p text:style-name="P1">TASK [ansible_role_policy_windows_control_panel_policy : debug] ********************************************************************************************************************************************</text:p>
      <text:p text:style-name="P1">ok: [9.37.141.147] =&gt; {</text:p>
      <text:p text:style-name="P1"><text:s text:c="4"/>"msg": [</text:p>
      <text:p text:style-name="P1"><text:s text:c="8"/>"The SCRNSAVE.EXE setting (19.1.3.2) is Compliant:", </text:p>
      <text:p text:style-name="P1"><text:s text:c="8"/>"scrnsave.scr", </text:p>
      <text:p text:style-name="P1"><text:s text:c="8"/>"It matches the following CIS value:", </text:p>
      <text:p text:style-name="P1"><text:s text:c="8"/>"scrnsave.scr"</text:p>
      <text:p text:style-name="P1"><text:s text:c="4"/>]</text:p>
      <text:p text:style-name="P1">}</text:p>
      <text:p text:style-name="P1"/>
      <text:p text:style-name="P1">TASK [ansible_role_policy_windows_control_panel_policy : Shell Update] *************************************************************************************************************************************</text:p>
      <text:p text:style-name="P1">skipping: [9.37.141.147]</text:p>
      <text:p text:style-name="P1"/>
      <text:p text:style-name="P1">TASK [ansible_role_policy_windows_control_panel_policy : Shell Recheck] ************************************************************************************************************************************</text:p>
      <text:p text:style-name="P1">skipping: [9.37.141.147]</text:p>
      <text:p text:style-name="P1"/>
      <text:p text:style-name="P1">TASK [ansible_role_policy_windows_control_panel_policy : Set output variable] ******************************************************************************************************************************</text:p>
      <text:p text:style-name="P1">skipping: [9.37.141.147]</text:p>
      <text:p text:style-name="P1"/>
      <text:p text:style-name="P1">TASK [ansible_role_policy_windows_control_panel_policy : include] ******************************************************************************************************************************************</text:p>
      <text:p text:style-name="P1">skipping: [9.37.141.147]</text:p>
      <text:p text:style-name="P1"/>
      <text:p text:style-name="P1">TASK [ansible_role_policy_windows_control_panel_policy : 19.1.3.3 (L1) 'Password protect the screen saver' is set to 'Enabled'] ****************************************************************************</text:p>
      <text:p text:style-name="P1">included: /etc/ansible/roles/ansible_role_policy_windows_control_panel_policy/tasks/win_check.yml for 9.37.141.147</text:p>
      <text:p text:style-name="P1"/>
      <text:p text:style-name="P1"><text:soft-page-break/>TASK [ansible_role_policy_windows_control_panel_policy : Shell Check] **************************************************************************************************************************************</text:p>
      <text:p text:style-name="P1">changed: [9.37.141.147]</text:p>
      <text:p text:style-name="P1"/>
      <text:p text:style-name="P1">TASK [ansible_role_policy_windows_control_panel_policy : Set output variable] ******************************************************************************************************************************</text:p>
      <text:p text:style-name="P1">ok: [9.37.141.147]</text:p>
      <text:p text:style-name="P1"/>
      <text:p text:style-name="P1">TASK [ansible_role_policy_windows_control_panel_policy : include] ******************************************************************************************************************************************</text:p>
      <text:p text:style-name="P1">included: /etc/ansible/roles/ansible_role_policy_windows_control_panel_policy/tasks/debug_block.yml for 9.37.141.147</text:p>
      <text:p text:style-name="P1"/>
      <text:p text:style-name="P1">TASK [ansible_role_policy_windows_control_panel_policy : debug] ********************************************************************************************************************************************</text:p>
      <text:p text:style-name="P1">skipping: [9.37.141.147]</text:p>
      <text:p text:style-name="P1"/>
      <text:p text:style-name="P1">TASK [ansible_role_policy_windows_control_panel_policy : debug] ********************************************************************************************************************************************</text:p>
      <text:p text:style-name="P1">ok: [9.37.141.147] =&gt; {</text:p>
      <text:p text:style-name="P1"><text:s text:c="4"/>"msg": [</text:p>
      <text:p text:style-name="P1"><text:s text:c="8"/>"The ScreenSaverIsSecure setting (19.1.3.3) is Compliant:", </text:p>
      <text:p text:style-name="P1"><text:s text:c="8"/>"1", </text:p>
      <text:p text:style-name="P1"><text:s text:c="8"/>"It matches the following CIS value:", </text:p>
      <text:p text:style-name="P1"><text:s text:c="8"/>"1"</text:p>
      <text:p text:style-name="P1"><text:s text:c="4"/>]</text:p>
      <text:p text:style-name="P1">}</text:p>
      <text:p text:style-name="P1"/>
      <text:p text:style-name="P1">TASK [ansible_role_policy_windows_control_panel_policy : Shell Update] *************************************************************************************************************************************</text:p>
      <text:p text:style-name="P1">skipping: [9.37.141.147]</text:p>
      <text:p text:style-name="P1"/>
      <text:p text:style-name="P1">TASK [ansible_role_policy_windows_control_panel_policy : Shell Recheck] ************************************************************************************************************************************</text:p>
      <text:p text:style-name="P1">skipping: [9.37.141.147]</text:p>
      <text:p text:style-name="P1"/>
      <text:p text:style-name="P1">TASK [ansible_role_policy_windows_control_panel_policy : Set output variable] ******************************************************************************************************************************</text:p>
      <text:p text:style-name="P1">skipping: [9.37.141.147]</text:p>
      <text:p text:style-name="P1"/>
      <text:p text:style-name="P1"><text:soft-page-break/>TASK [ansible_role_policy_windows_control_panel_policy : include] ******************************************************************************************************************************************</text:p>
      <text:p text:style-name="P1">skipping: [9.37.141.147]</text:p>
      <text:p text:style-name="P1"/>
      <text:p text:style-name="P1">TASK [ansible_role_policy_windows_control_panel_policy : 19.1.3.4 (L1)'Scrn svr tmout' = 'Enbld: 900 secs or fewer, but not 0'] ****************************************************************************</text:p>
      <text:p text:style-name="P1">changed: [9.37.141.147]</text:p>
      <text:p text:style-name="P1"/>
      <text:p text:style-name="P1">TASK [ansible_role_policy_windows_control_panel_policy : set output variable] ******************************************************************************************************************************</text:p>
      <text:p text:style-name="P1">ok: [9.37.141.147]</text:p>
      <text:p text:style-name="P1"/>
      <text:p text:style-name="P1">TASK [ansible_role_policy_windows_control_panel_policy : debug] ********************************************************************************************************************************************</text:p>
      <text:p text:style-name="P1">skipping: [9.37.141.147]</text:p>
      <text:p text:style-name="P1"/>
      <text:p text:style-name="P1">TASK [ansible_role_policy_windows_control_panel_policy : debug] ********************************************************************************************************************************************</text:p>
      <text:p text:style-name="P1">ok: [9.37.141.147] =&gt; {</text:p>
      <text:p text:style-name="P1"><text:s text:c="4"/>"msg": [</text:p>
      <text:p text:style-name="P1"><text:s text:c="8"/>"The ScreenSaveTimeOut setting (19.1.3.4) is Compliant:", </text:p>
      <text:p text:style-name="P1"><text:s text:c="8"/>"900", </text:p>
      <text:p text:style-name="P1"><text:s text:c="8"/>"It matches, or is lower than, the CIS value (but is not equal to 0):", </text:p>
      <text:p text:style-name="P1"><text:s text:c="8"/>900</text:p>
      <text:p text:style-name="P1"><text:s text:c="4"/>]</text:p>
      <text:p text:style-name="P1">}</text:p>
      <text:p text:style-name="P1"/>
      <text:p text:style-name="P1">TASK [ansible_role_policy_windows_control_panel_policy : 19.1.3.4 (L1) 'Scrn svr tmout'='Enbld: 900 secs or fewer, but not 0'] *****************************************************************************</text:p>
      <text:p text:style-name="P1">skipping: [9.37.141.147]</text:p>
      <text:p text:style-name="P1"/>
      <text:p text:style-name="P1">TASK [ansible_role_policy_windows_control_panel_policy : 19.1.3.4 (L1)-Execute if remedate='YES' &amp; the setting is Non-Compliant] ***************************************************************************</text:p>
      <text:p text:style-name="P1">skipping: [9.37.141.147]</text:p>
      <text:p text:style-name="P1"/>
      <text:p text:style-name="P1">TASK [ansible_role_policy_windows_control_panel_policy : set output variable] ******************************************************************************************************************************</text:p>
      <text:p text:style-name="P1">skipping: [9.37.141.147]</text:p>
      <text:p text:style-name="P1"/>
      <text:p text:style-name="P1"><text:soft-page-break/>TASK [ansible_role_policy_windows_control_panel_policy : debug] ********************************************************************************************************************************************</text:p>
      <text:p text:style-name="P1">skipping: [9.37.141.147]</text:p>
      <text:p text:style-name="P1"/>
      <text:p text:style-name="P1">TASK [ansible_role_policy_windows_control_panel_policy : debug] ********************************************************************************************************************************************</text:p>
      <text:p text:style-name="P1">skipping: [9.37.141.147]</text:p>
      <text:p text:style-name="P1"/>
      <text:p text:style-name="P1">TASK [ansible_role_policy_windows_control_panel_policy : 19.5.1.1 (L1) 'Turn off toast ntfctns on the lock screen'='Enabled'] ******************************************************************************</text:p>
      <text:p text:style-name="P1">included: /etc/ansible/roles/ansible_role_policy_windows_control_panel_policy/tasks/win_check.yml for 9.37.141.147</text:p>
      <text:p text:style-name="P1"/>
      <text:p text:style-name="P1">TASK [ansible_role_policy_windows_control_panel_policy : Shell Check] **************************************************************************************************************************************</text:p>
      <text:p text:style-name="P1">changed: [9.37.141.147]</text:p>
      <text:p text:style-name="P1"/>
      <text:p text:style-name="P1">TASK [ansible_role_policy_windows_control_panel_policy : Set output variable] ******************************************************************************************************************************</text:p>
      <text:p text:style-name="P1">ok: [9.37.141.147]</text:p>
      <text:p text:style-name="P1"/>
      <text:p text:style-name="P1">TASK [ansible_role_policy_windows_control_panel_policy : include] ******************************************************************************************************************************************</text:p>
      <text:p text:style-name="P1">included: /etc/ansible/roles/ansible_role_policy_windows_control_panel_policy/tasks/debug_block.yml for 9.37.141.147</text:p>
      <text:p text:style-name="P1"/>
      <text:p text:style-name="P1">TASK [ansible_role_policy_windows_control_panel_policy : debug] ********************************************************************************************************************************************</text:p>
      <text:p text:style-name="P1">skipping: [9.37.141.147]</text:p>
      <text:p text:style-name="P1"/>
      <text:p text:style-name="P1">TASK [ansible_role_policy_windows_control_panel_policy : debug] ********************************************************************************************************************************************</text:p>
      <text:p text:style-name="P1">ok: [9.37.141.147] =&gt; {</text:p>
      <text:p text:style-name="P1"><text:s text:c="4"/>"msg": [</text:p>
      <text:p text:style-name="P1"><text:s text:c="8"/>"The NoToastApplicationNotificationOnLockScreen setting (19.5.1.1) is Compliant:", </text:p>
      <text:p text:style-name="P1"><text:s text:c="8"/>"1", </text:p>
      <text:p text:style-name="P1"><text:s text:c="8"/>"It matches the following CIS value:", </text:p>
      <text:p text:style-name="P1"><text:s text:c="8"/>"1"</text:p>
      <text:p text:style-name="P1"><text:s text:c="4"/>]</text:p>
      <text:p text:style-name="P1">}</text:p>
      <text:p text:style-name="P1"/>
      <text:p text:style-name="P1"><text:soft-page-break/>TASK [ansible_role_policy_windows_control_panel_policy : Shell Update] *************************************************************************************************************************************</text:p>
      <text:p text:style-name="P1">skipping: [9.37.141.147]</text:p>
      <text:p text:style-name="P1"/>
      <text:p text:style-name="P1">TASK [ansible_role_policy_windows_control_panel_policy : Shell Recheck] ************************************************************************************************************************************</text:p>
      <text:p text:style-name="P1">skipping: [9.37.141.147]</text:p>
      <text:p text:style-name="P1"/>
      <text:p text:style-name="P1">TASK [ansible_role_policy_windows_control_panel_policy : Set output variable] ******************************************************************************************************************************</text:p>
      <text:p text:style-name="P1">skipping: [9.37.141.147]</text:p>
      <text:p text:style-name="P1"/>
      <text:p text:style-name="P1">TASK [ansible_role_policy_windows_control_panel_policy : include] ******************************************************************************************************************************************</text:p>
      <text:p text:style-name="P1">skipping: [9.37.141.147]</text:p>
      <text:p text:style-name="P1"/>
      <text:p text:style-name="P1">PLAY RECAP *************************************************************************************************************************************************************************************************</text:p>
      <text:p text:style-name="P1">9.37.141.147 <text:s text:c="14"/>: ok=42 <text:s text:c="2"/>changed=9 <text:s text:c="3"/>unreachable=0 <text:s text:c="3"/>failed=0 <text:s text:c="3"/>skipped=42 <text:s text:c="2"/>rescued=0 <text:s text:c="3"/>ignored=0 <text:s text:c="2"/></text:p>
      <text:p text:style-name="P1"/>
      <text:p text:style-name="P1">[root@oc2685343477 ansible]$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8T17:23:27.244418567</meta:creation-date>
    <dc:date>2019-10-18T17:24:15.650345562</dc:date>
    <meta:editing-duration>PT49S</meta:editing-duration>
    <meta:editing-cycles>1</meta:editing-cycles>
    <meta:document-statistic meta:table-count="0" meta:image-count="0" meta:object-count="0" meta:page-count="11" meta:paragraph-count="231" meta:word-count="980" meta:character-count="22452" meta:non-whitespace-character-count="21321"/>
    <meta:generator>LibreOffice/5.3.6.1$Linux_X86_64 LibreOffice_project/30$Build-1</meta:generator>
  </office:meta>
</office:document-meta>
</file>